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b8f" officeooo:paragraph-rsid="000286e2"/>
    </style:style>
    <style:style style:name="P2" style:family="paragraph" style:parent-style-name="Standard">
      <style:text-properties officeooo:rsid="001f9bd2" officeooo:paragraph-rsid="000286e2"/>
    </style:style>
    <style:style style:name="P3" style:family="paragraph" style:parent-style-name="Standard">
      <style:paragraph-properties fo:break-before="page"/>
      <style:text-properties officeooo:rsid="00143b8f" officeooo:paragraph-rsid="000286e2"/>
    </style:style>
    <style:style style:name="T1" style:family="text">
      <style:text-properties officeooo:rsid="001f9b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eas</text:p>
      <text:p text:style-name="P1"/>
      <text:p text:style-name="P1">words are silly things</text:p>
      <text:p text:style-name="P1">like a symphony – crescendo</text:p>
      <text:p text:style-name="P1">tell a story</text:p>
      <text:p text:style-name="P1">character (who am am I and why should you care about me?)</text:p>
      <text:p text:style-name="P1">don’t use fucking ‘!’ everywhere</text:p>
      <text:p text:style-name="P1">don’t fucking complain</text:p>
      <text:p text:style-name="P1">don’t go all fucking fourth wall breaking meta</text:p>
      <text:p text:style-name="P1">don’t make it long af</text:p>
      <text:p text:style-name="P1">have a direction</text:p>
      <text:p text:style-name="P1">don’t get all fucking stupid and fancy with shit</text:p>
      <text:p text:style-name="P1">music <text:span text:style-name="T1">motherfucker</text:span></text:p>
      <text:p text:style-name="P2">use punctuation sparing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5:07:47.995503265</meta:creation-date>
    <dc:date>2018-07-02T05:08:01.729517605</dc:date>
    <meta:editing-duration>PT14S</meta:editing-duration>
    <meta:editing-cycles>1</meta:editing-cycles>
    <meta:document-statistic meta:table-count="0" meta:image-count="0" meta:object-count="0" meta:page-count="1" meta:paragraph-count="13" meta:word-count="62" meta:character-count="351" meta:non-whitespace-character-count="301"/>
    <meta:generator>LibreOffice/6.0.5.2$Linux_X86_64 LibreOffice_project/00m0$Build-2</meta:generator>
  </office:meta>
</office:document-meta>
</file>